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enchmarks (Right) Optimizations (Down)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avrora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pmd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Iteration 1(ms)</text:p>
          </table:table-cell>
          <table:table-cell/>
          <table:table-cell office:value-type="float" office:value="3192" calcext:value-type="float">
            <text:p>31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eration 2 (ms)</text:p>
          </table:table-cell>
          <table:table-cell/>
          <table:table-cell office:value-type="float" office:value="2724" calcext:value-type="float">
            <text:p>272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09" calcext:value-type="float">
            <text:p>260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ggressive Opts 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312" calcext:value-type="float">
            <text:p>331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89" calcext:value-type="float">
            <text:p>2789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31" calcext:value-type="float">
            <text:p>253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ing</text:p>
          </table:table-cell>
          <table:table-cell/>
          <table:table-cell office:value-type="string" calcext:value-type="string">
            <text:p>Iteration 1 (ms)</text:p>
          </table:table-cell>
          <table:table-cell/>
          <table:table-cell office:value-type="float" office:value="3841" calcext:value-type="float">
            <text:p>38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446" calcext:value-type="float">
            <text:p>344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3491" calcext:value-type="float">
            <text:p>3491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crementalInlin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36" calcext:value-type="float">
            <text:p>3436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755" calcext:value-type="float">
            <text:p>275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90" calcext:value-type="float">
            <text:p>2690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InlinedCall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441" calcext:value-type="float">
            <text:p>344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37" calcext:value-type="float">
            <text:p>283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618" calcext:value-type="float">
            <text:p>2618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reqInlineSize (Default: 32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nlineSmallCode (Default 2000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lineSynchronizedMethod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314" calcext:value-type="float">
            <text:p>3314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56" calcext:value-type="float">
            <text:p>2756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Level (Default 9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InlineSize (Default 35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xRecursiveInlineLevel (Default 1)</text:p>
          </table:table-cell>
          <table:table-cell/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3275" calcext:value-type="float">
            <text:p>327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802" calcext:value-type="float">
            <text:p>28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93" calcext:value-type="float">
            <text:p>2793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UseOnlyInlinedBimorphic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teration 1 (ms)</text:p>
          </table:table-cell>
          <table:table-cell/>
          <table:table-cell office:value-type="float" office:value="3002" calcext:value-type="float">
            <text:p>30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589" calcext:value-type="float">
            <text:p>2589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ackgroundCompilation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5025" calcext:value-type="float">
            <text:p>502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3101" calcext:value-type="float">
            <text:p>310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772" calcext:value-type="float">
            <text:p>2772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ByFrequency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BlockLayoutRotateLoops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OptimizeVirtualCallProfiling 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/>
          <table:table-cell office:value-type="float" office:value="2988" calcext:value-type="float">
            <text:p>298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/>
          <table:table-cell office:value-type="float" office:value="2477" calcext:value-type="float">
            <text:p>247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/>
          <table:table-cell office:value-type="float" office:value="2387" calcext:value-type="float">
            <text:p>2387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Branche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Call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Checkcasts </text:p>
          </table:table-cell>
          <table:table-cell table:style-name="ce1" office:value-type="boolean" office:boolean-value="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ProfileVirtualCalls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1UpdateMethodData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ICompilerCountPerCPU </text:p>
          </table:table-cell>
          <table:table-cell table:style-name="ce1" office:value-type="boolean" office:boolean-value="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Disabl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lipInlining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pilerThreadHintNoPreempt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timizeFill </text:p>
          </table:table-cell>
          <table:table-cell table:style-name="ce1" office:value-type="boolean" office:boolean-value="4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ptoRegScheduling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fileInterpreter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angeCheckElimination </text:p>
          </table:table-cell>
          <table:table-cell table:style-name="ce1" office:value-type="boolean" office:boolean-value="5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writeFrequentPairs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gmentedCodeCache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litIfBlocks </text:p>
          </table:table-cell>
          <table:table-cell table:style-name="ce1" office:value-type="boolean" office:boolean-value="6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perWordLoopUnrollAnalysis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uperWordReductions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eredCompilation </text:p>
          </table:table-cell>
          <table:table-cell table:style-name="ce1" office:value-type="boolean" office:boolean-value="7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imeLinearScan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BiasedLocking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LMUL </text:p>
          </table:table-cell>
          <table:table-cell table:style-name="ce1" office:value-type="boolean" office:boolean-value="8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deAging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deCacheFlushing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CounterDecay </text:p>
          </table:table-cell>
          <table:table-cell table:style-name="ce1" office:value-type="boolean" office:boolean-value="9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FPUForSpilling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FastStosb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InlineCaches </text:p>
          </table:table-cell>
          <table:table-cell table:style-name="ce1" office:value-type="boolean" office:boolean-value="10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WPSynchronization 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JumpTables 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Counter</text:p>
          </table:table-cell>
          <table:table-cell table:style-name="ce1" office:value-type="boolean" office:boolean-value="11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InvariantCodeMotion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LoopPredicate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OptoBiasInlining </text:p>
          </table:table-cell>
          <table:table-cell table:style-name="ce1" office:value-type="boolean" office:boolean-value="12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TypeProfile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TypeSpeculation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seUnalignedLoadStores </text:p>
          </table:table-cell>
          <table:table-cell table:style-name="ce1" office:value-type="boolean" office:boolean-value="13" calcext:value-type="boolean">
            <text:p>TRUE</text:p>
          </table:table-cell>
          <table:table-cell office:value-type="string" calcext:value-type="string">
            <text:p>Iteration 1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2 (ms)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Iteration 3 (ms)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2:22:54.532754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41:39.819647694</meta:creation-date>
    <meta:generator>LibreOffice/5.1.3.2$Linux_X86_64 LibreOffice_project/10$Build-2</meta:generator>
    <dc:date>2017-07-16T12:39:25.056619652</dc:date>
    <meta:editing-duration>PT50M54S</meta:editing-duration>
    <meta:editing-cycles>16</meta:editing-cycles>
    <meta:document-statistic meta:table-count="1" meta:cell-count="357" meta:object-count="0"/>
  </office:meta>
</office:document-meta>
</file>